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5" table:default-cell-style-name="ce2"/>
        <table:table-column table:style-name="co6" table:default-cell-style-name="ce2"/>
        <table:table-column table:style-name="co9" table:number-columns-repeated="1011" table:default-cell-style-name="ce2"/>
        <table:table-row table:style-name="ro1">
          <table:table-cell table:style-name="ce1" office:value-type="string">
            <text:p>RPM</text:p>
          </table:table-cell>
          <table:table-cell table:style-name="ce1" office:value-type="string">
            <text:p>RPS</text:p>
          </table:table-cell>
          <table:table-cell table:style-name="ce1" office:value-type="string">
            <text:p>Orbit (ms)</text:p>
          </table:table-cell>
          <table:table-cell table:style-name="ce1" office:value-type="string">
            <text:p>Min s. dur.</text:p>
          </table:table-cell>
          <table:table-cell table:style-name="ce1" office:value-type="string">
            <text:p>Samples</text:p>
          </table:table-cell>
          <table:table-cell table:style-name="ce1" office:value-type="string">
            <text:p>Degrees</text:p>
          </table:table-cell>
          <table:table-cell table:style-name="ce1" office:value-type="string">
            <text:p>Max s. dur. </text:p>
          </table:table-cell>
          <table:table-cell table:style-name="ce1" office:value-type="string">
            <text:p>Samples</text:p>
          </table:table-cell>
          <table:table-cell table:style-name="ce1" office:value-type="string">
            <text:p>Degrees</text:p>
          </table:table-cell>
          <table:table-cell table:style-name="ce1" office:value-type="string">
            <text:p>Avg s. dur. </text:p>
          </table:table-cell>
          <table:table-cell table:style-name="ce1" office:value-type="string">
            <text:p>Samples</text:p>
          </table:table-cell>
          <table:table-cell table:style-name="ce1" office:value-type="string">
            <text:p>Degrees</text:p>
          </table:table-cell>
          <table:table-cell table:style-name="ce1" table:number-columns-repeated="1011"/>
        </table:table-row>
        <table:table-row table:style-name="ro2">
          <table:table-cell office:value-type="float" office:value="5">
            <text:p>5.00</text:p>
          </table:table-cell>
          <table:table-cell table:formula="of:=[.A2]/60" office:value-type="float" office:value="0.0833333333333333">
            <text:p>0.08</text:p>
          </table:table-cell>
          <table:table-cell table:formula="of:=1/[.B2]*1000" office:value-type="float" office:value="12000">
            <text:p>12000.00</text:p>
          </table:table-cell>
          <table:table-cell table:formula="of:=38.3-9.6" office:value-type="float" office:value="28.7">
            <text:p>28.70</text:p>
          </table:table-cell>
          <table:table-cell table:formula="of:=[.$C2]/[.D2]" office:value-type="float" office:value="418.118466898955">
            <text:p>418.12</text:p>
          </table:table-cell>
          <table:table-cell table:formula="of:=360/[.E2]" office:value-type="float" office:value="0.861">
            <text:p>0.86</text:p>
          </table:table-cell>
          <table:table-cell table:formula="of:=38.3+9.6" office:value-type="float" office:value="47.9">
            <text:p>47.90</text:p>
          </table:table-cell>
          <table:table-cell table:formula="of:=[.$C2]/[.G2]" office:value-type="float" office:value="250.521920668058">
            <text:p>250.52</text:p>
          </table:table-cell>
          <table:table-cell table:formula="of:=360/[.H2]" office:value-type="float" office:value="1.437">
            <text:p>1.44</text:p>
          </table:table-cell>
          <table:table-cell table:formula="of:=([.D2]+[.G2])/2" office:value-type="float" office:value="38.3">
            <text:p>38.30</text:p>
          </table:table-cell>
          <table:table-cell table:formula="of:=[.$C2]/[.J2]" office:value-type="float" office:value="313.31592689295">
            <text:p>313.32</text:p>
          </table:table-cell>
          <table:table-cell table:formula="of:=360/[.K2]" office:value-type="float" office:value="1.149">
            <text:p>1.15</text:p>
          </table:table-cell>
          <table:table-cell table:number-columns-repeated="1011"/>
        </table:table-row>
        <table:table-row table:style-name="ro2">
          <table:table-cell office:value-type="float" office:value="10">
            <text:p>10.00</text:p>
          </table:table-cell>
          <table:table-cell table:formula="of:=[.A3]/60" office:value-type="float" office:value="0.166666666666667">
            <text:p>0.17</text:p>
          </table:table-cell>
          <table:table-cell table:formula="of:=1/[.B3]*1000" office:value-type="float" office:value="6000">
            <text:p>6000.00</text:p>
          </table:table-cell>
          <table:table-cell table:formula="of:=38.3-9.6" office:value-type="float" office:value="28.7">
            <text:p>28.70</text:p>
          </table:table-cell>
          <table:table-cell table:formula="of:=[.$C3]/[.D3]" office:value-type="float" office:value="209.059233449477">
            <text:p>209.06</text:p>
          </table:table-cell>
          <table:table-cell table:formula="of:=360/[.E3]" office:value-type="float" office:value="1.722">
            <text:p>1.72</text:p>
          </table:table-cell>
          <table:table-cell table:formula="of:=38.3+9.6" office:value-type="float" office:value="47.9">
            <text:p>47.90</text:p>
          </table:table-cell>
          <table:table-cell table:formula="of:=[.$C3]/[.G3]" office:value-type="float" office:value="125.260960334029">
            <text:p>125.26</text:p>
          </table:table-cell>
          <table:table-cell table:formula="of:=360/[.H3]" office:value-type="float" office:value="2.874">
            <text:p>2.87</text:p>
          </table:table-cell>
          <table:table-cell table:formula="of:=([.D3]+[.G3])/2" office:value-type="float" office:value="38.3">
            <text:p>38.30</text:p>
          </table:table-cell>
          <table:table-cell table:formula="of:=[.$C3]/[.J3]" office:value-type="float" office:value="156.657963446475">
            <text:p>156.66</text:p>
          </table:table-cell>
          <table:table-cell table:formula="of:=360/[.K3]" office:value-type="float" office:value="2.298">
            <text:p>2.30</text:p>
          </table:table-cell>
          <table:table-cell table:number-columns-repeated="1011"/>
        </table:table-row>
        <table:table-row table:style-name="ro2">
          <table:table-cell office:value-type="float" office:value="20">
            <text:p>20.00</text:p>
          </table:table-cell>
          <table:table-cell table:formula="of:=[.A4]/60" office:value-type="float" office:value="0.333333333333333">
            <text:p>0.33</text:p>
          </table:table-cell>
          <table:table-cell table:formula="of:=1/[.B4]*1000" office:value-type="float" office:value="3000">
            <text:p>3000.00</text:p>
          </table:table-cell>
          <table:table-cell table:formula="of:=38.3-9.6" office:value-type="float" office:value="28.7">
            <text:p>28.70</text:p>
          </table:table-cell>
          <table:table-cell table:formula="of:=[.$C4]/[.D4]" office:value-type="float" office:value="104.529616724739">
            <text:p>104.53</text:p>
          </table:table-cell>
          <table:table-cell table:formula="of:=360/[.E4]" office:value-type="float" office:value="3.444">
            <text:p>3.44</text:p>
          </table:table-cell>
          <table:table-cell table:formula="of:=38.3+9.6" office:value-type="float" office:value="47.9">
            <text:p>47.90</text:p>
          </table:table-cell>
          <table:table-cell table:formula="of:=[.$C4]/[.G4]" office:value-type="float" office:value="62.6304801670146">
            <text:p>62.63</text:p>
          </table:table-cell>
          <table:table-cell table:formula="of:=360/[.H4]" office:value-type="float" office:value="5.748">
            <text:p>5.75</text:p>
          </table:table-cell>
          <table:table-cell table:formula="of:=([.D4]+[.G4])/2" office:value-type="float" office:value="38.3">
            <text:p>38.30</text:p>
          </table:table-cell>
          <table:table-cell table:formula="of:=[.$C4]/[.J4]" office:value-type="float" office:value="78.3289817232376">
            <text:p>78.33</text:p>
          </table:table-cell>
          <table:table-cell table:formula="of:=360/[.K4]" office:value-type="float" office:value="4.596">
            <text:p>4.60</text:p>
          </table:table-cell>
          <table:table-cell table:number-columns-repeated="1011"/>
        </table:table-row>
        <table:table-row table:style-name="ro2">
          <table:table-cell office:value-type="float" office:value="30">
            <text:p>30.00</text:p>
          </table:table-cell>
          <table:table-cell table:formula="of:=[.A5]/60" office:value-type="float" office:value="0.5">
            <text:p>0.50</text:p>
          </table:table-cell>
          <table:table-cell table:formula="of:=1/[.B5]*1000" office:value-type="float" office:value="2000">
            <text:p>2000.00</text:p>
          </table:table-cell>
          <table:table-cell table:formula="of:=38.3-9.6" office:value-type="float" office:value="28.7">
            <text:p>28.70</text:p>
          </table:table-cell>
          <table:table-cell table:formula="of:=[.$C5]/[.D5]" office:value-type="float" office:value="69.6864111498258">
            <text:p>69.69</text:p>
          </table:table-cell>
          <table:table-cell table:formula="of:=360/[.E5]" office:value-type="float" office:value="5.166">
            <text:p>5.17</text:p>
          </table:table-cell>
          <table:table-cell table:formula="of:=38.3+9.6" office:value-type="float" office:value="47.9">
            <text:p>47.90</text:p>
          </table:table-cell>
          <table:table-cell table:formula="of:=[.$C5]/[.G5]" office:value-type="float" office:value="41.7536534446764">
            <text:p>41.75</text:p>
          </table:table-cell>
          <table:table-cell table:formula="of:=360/[.H5]" office:value-type="float" office:value="8.622">
            <text:p>8.62</text:p>
          </table:table-cell>
          <table:table-cell table:formula="of:=([.D5]+[.G5])/2" office:value-type="float" office:value="38.3">
            <text:p>38.30</text:p>
          </table:table-cell>
          <table:table-cell table:formula="of:=[.$C5]/[.J5]" office:value-type="float" office:value="52.2193211488251">
            <text:p>52.22</text:p>
          </table:table-cell>
          <table:table-cell table:formula="of:=360/[.K5]" office:value-type="float" office:value="6.894">
            <text:p>6.89</text:p>
          </table:table-cell>
          <table:table-cell table:number-columns-repeated="1011"/>
        </table:table-row>
        <table:table-row table:style-name="ro2">
          <table:table-cell office:value-type="float" office:value="60">
            <text:p>60.00</text:p>
          </table:table-cell>
          <table:table-cell table:formula="of:=[.A6]/60" office:value-type="float" office:value="1">
            <text:p>1.00</text:p>
          </table:table-cell>
          <table:table-cell table:formula="of:=1/[.B6]*1000" office:value-type="float" office:value="1000">
            <text:p>1000.00</text:p>
          </table:table-cell>
          <table:table-cell table:formula="of:=38.3-9.6" office:value-type="float" office:value="28.7">
            <text:p>28.70</text:p>
          </table:table-cell>
          <table:table-cell table:formula="of:=[.$C6]/[.D6]" office:value-type="float" office:value="34.8432055749129">
            <text:p>34.84</text:p>
          </table:table-cell>
          <table:table-cell table:formula="of:=360/[.E6]" office:value-type="float" office:value="10.332">
            <text:p>10.33</text:p>
          </table:table-cell>
          <table:table-cell table:formula="of:=38.3+9.6" office:value-type="float" office:value="47.9">
            <text:p>47.90</text:p>
          </table:table-cell>
          <table:table-cell table:formula="of:=[.$C6]/[.G6]" office:value-type="float" office:value="20.8768267223382">
            <text:p>20.88</text:p>
          </table:table-cell>
          <table:table-cell table:formula="of:=360/[.H6]" office:value-type="float" office:value="17.244">
            <text:p>17.24</text:p>
          </table:table-cell>
          <table:table-cell table:formula="of:=([.D6]+[.G6])/2" office:value-type="float" office:value="38.3">
            <text:p>38.30</text:p>
          </table:table-cell>
          <table:table-cell table:formula="of:=[.$C6]/[.J6]" office:value-type="float" office:value="26.1096605744125">
            <text:p>26.11</text:p>
          </table:table-cell>
          <table:table-cell table:formula="of:=360/[.K6]" office:value-type="float" office:value="13.788">
            <text:p>13.79</text:p>
          </table:table-cell>
          <table:table-cell table:number-columns-repeated="1011"/>
        </table:table-row>
        <table:table-row table:style-name="ro2">
          <table:table-cell office:value-type="float" office:value="100">
            <text:p>100.00</text:p>
          </table:table-cell>
          <table:table-cell table:formula="of:=[.A7]/60" office:value-type="float" office:value="1.66666666666667">
            <text:p>1.67</text:p>
          </table:table-cell>
          <table:table-cell table:formula="of:=1/[.B7]*1000" office:value-type="float" office:value="600">
            <text:p>600.00</text:p>
          </table:table-cell>
          <table:table-cell table:formula="of:=38.3-9.6" office:value-type="float" office:value="28.7">
            <text:p>28.70</text:p>
          </table:table-cell>
          <table:table-cell table:formula="of:=[.$C7]/[.D7]" office:value-type="float" office:value="20.9059233449477">
            <text:p>20.91</text:p>
          </table:table-cell>
          <table:table-cell table:formula="of:=360/[.E7]" office:value-type="float" office:value="17.22">
            <text:p>17.22</text:p>
          </table:table-cell>
          <table:table-cell table:formula="of:=38.3+9.6" office:value-type="float" office:value="47.9">
            <text:p>47.90</text:p>
          </table:table-cell>
          <table:table-cell table:formula="of:=[.$C7]/[.G7]" office:value-type="float" office:value="12.5260960334029">
            <text:p>12.53</text:p>
          </table:table-cell>
          <table:table-cell table:formula="of:=360/[.H7]" office:value-type="float" office:value="28.74">
            <text:p>28.74</text:p>
          </table:table-cell>
          <table:table-cell table:formula="of:=([.D7]+[.G7])/2" office:value-type="float" office:value="38.3">
            <text:p>38.30</text:p>
          </table:table-cell>
          <table:table-cell table:formula="of:=[.$C7]/[.J7]" office:value-type="float" office:value="15.6657963446475">
            <text:p>15.67</text:p>
          </table:table-cell>
          <table:table-cell table:formula="of:=360/[.K7]" office:value-type="float" office:value="22.98">
            <text:p>22.98</text:p>
          </table:table-cell>
          <table:table-cell table:number-columns-repeated="1011"/>
        </table:table-row>
        <table:table-row table:style-name="ro2">
          <table:table-cell office:value-type="float" office:value="120">
            <text:p>120.00</text:p>
          </table:table-cell>
          <table:table-cell table:formula="of:=[.A8]/60" office:value-type="float" office:value="2">
            <text:p>2.00</text:p>
          </table:table-cell>
          <table:table-cell table:formula="of:=1/[.B8]*1000" office:value-type="float" office:value="500">
            <text:p>500.00</text:p>
          </table:table-cell>
          <table:table-cell table:formula="of:=38.3-9.6" office:value-type="float" office:value="28.7">
            <text:p>28.70</text:p>
          </table:table-cell>
          <table:table-cell table:formula="of:=[.$C8]/[.D8]" office:value-type="float" office:value="17.4216027874565">
            <text:p>17.42</text:p>
          </table:table-cell>
          <table:table-cell table:formula="of:=360/[.E8]" office:value-type="float" office:value="20.664">
            <text:p>20.66</text:p>
          </table:table-cell>
          <table:table-cell table:formula="of:=38.3+9.6" office:value-type="float" office:value="47.9">
            <text:p>47.90</text:p>
          </table:table-cell>
          <table:table-cell table:formula="of:=[.$C8]/[.G8]" office:value-type="float" office:value="10.4384133611691">
            <text:p>10.44</text:p>
          </table:table-cell>
          <table:table-cell table:formula="of:=360/[.H8]" office:value-type="float" office:value="34.488">
            <text:p>34.49</text:p>
          </table:table-cell>
          <table:table-cell table:formula="of:=([.D8]+[.G8])/2" office:value-type="float" office:value="38.3">
            <text:p>38.30</text:p>
          </table:table-cell>
          <table:table-cell table:formula="of:=[.$C8]/[.J8]" office:value-type="float" office:value="13.0548302872063">
            <text:p>13.05</text:p>
          </table:table-cell>
          <table:table-cell table:formula="of:=360/[.K8]" office:value-type="float" office:value="27.576">
            <text:p>27.58</text:p>
          </table:table-cell>
          <table:table-cell table:number-columns-repeated="1011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Armstrong</meta:initial-creator>
    <meta:creation-date>2012-10-08T00:01:43</meta:creation-date>
    <dc:date>2012-10-08T00:47:40</dc:date>
    <dc:creator>Andy Armstrong</dc:creator>
    <meta:editing-duration>PT43M48S</meta:editing-duration>
    <meta:editing-cycles>17</meta:editing-cycles>
    <meta:generator>LibreOffice/3.5$Linux_X86_64 LibreOffice_project/350m1$Build-2</meta:generator>
    <meta:document-statistic meta:table-count="3" meta:cell-count="96" meta:object-count="0"/>
  </office:meta>
</office:document-meta>
</file>